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arte Fine au Chèvre de Monsieur Seguin</text:h>
      <text:h text:style-name="Heading_20_4" text:outline-level="4">Famille, Végétarien</text:h>
      <text:p text:style-name="Horizontal_20_Line"/>
      <text:h text:style-name="Heading_20_3" text:outline-level="3">Temps de Préparation :</text:h>
      <text:list text:style-name="L1">
        <text:list-item>
          <text:p text:style-name="P2"><text:span text:style-name="Strong_20_Emphasis">En cuisine</text:span>: 20-25 min</text:p>
        </text:list-item>
        <text:list-item>
          <text:p text:style-name="P1"><text:span text:style-name="Strong_20_Emphasis">À table dans</text:span>: 30-40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4">Plaque de cuisson recouverte de papier sulfurisé</text:p>
        </text:list-item>
        <text:list-item>
          <text:p text:style-name="P4">Poêle</text:p>
        </text:list-item>
        <text:list-item>
          <text:p text:style-name="P3">Saladier</text:p>
        </text:list-item>
      </text:list>
      <text:p text:style-name="Horizontal_20_Line"/>
      <text:h text:style-name="Heading_20_3" text:outline-level="3">Nombre d’assiettes :</text:h>
      <text:list text:style-name="L3">
        <text:list-item>
          <text:p text:style-name="P5">2</text:p>
        </text:list-item>
      </text:list>
      <text:p text:style-name="Horizontal_20_Line"/>
      <text:h text:style-name="Heading_20_3" text:outline-level="3">Ingrédients :</text:h>
      <text:list text:style-name="L4">
        <text:list-item>
          <text:p text:style-name="P7"><text:span text:style-name="Strong_20_Emphasis">Fromage râpé à l'italienne</text:span> : 50 g</text:p>
        </text:list-item>
        <text:list-item>
          <text:p text:style-name="P7"><text:span text:style-name="Strong_20_Emphasis">Oignon</text:span> : 1 pièce</text:p>
        </text:list-item>
        <text:list-item>
          <text:p text:style-name="P7"><text:span text:style-name="Strong_20_Emphasis">Gousse d'ail</text:span> : 1 pièce</text:p>
        </text:list-item>
        <text:list-item>
          <text:p text:style-name="P7"><text:span text:style-name="Strong_20_Emphasis">Fromage de chèvre frais</text:span> : 100 g</text:p>
        </text:list-item>
        <text:list-item>
          <text:p text:style-name="P7"><text:span text:style-name="Strong_20_Emphasis">Crème épaisse</text:span> : 50 g</text:p>
        </text:list-item>
        <text:list-item>
          <text:p text:style-name="P7"><text:span text:style-name="Strong_20_Emphasis">Pâte à tarte</text:span> : 1 rouleau</text:p>
        </text:list-item>
        <text:list-item>
          <text:p text:style-name="P7"><text:span text:style-name="Strong_20_Emphasis">Noix concassées</text:span> : 30 g</text:p>
        </text:list-item>
        <text:list-item>
          <text:p text:style-name="P7"><text:span text:style-name="Strong_20_Emphasis">Origan séché</text:span> : 1 cc</text:p>
        </text:list-item>
        <text:list-item>
          <text:p text:style-name="P7"><text:span text:style-name="Strong_20_Emphasis">Ciboulette</text:span> : 1/2 botte</text:p>
        </text:list-item>
        <text:list-item>
          <text:p text:style-name="P6"><text:span text:style-name="Strong_20_Emphasis">Salade</text:span> : 1 sachet</text:p>
        </text:list-item>
      </text:list>
      <text:h text:style-name="Heading_20_4" text:outline-level="4">À ajouter vous-même :</text:h>
      <text:list text:style-name="L5">
        <text:list-item>
          <text:p text:style-name="P9"><text:span text:style-name="Strong_20_Emphasis">Huile d'olive</text:span> : 2 cs</text:p>
        </text:list-item>
        <text:list-item>
          <text:p text:style-name="P9"><text:span text:style-name="Strong_20_Emphasis">Miel</text:span> : 2 cs</text:p>
        </text:list-item>
        <text:list-item>
          <text:p text:style-name="P8"><text:span text:style-name="Strong_20_Emphasis">Poivre et sel</text:span> : selon votre goût</text:p>
        </text:list-item>
      </text:list>
      <text:p text:style-name="Horizontal_20_Line"/>
      <text:h text:style-name="Heading_20_3" text:outline-level="3">Préparation :</text:h>
      <text:h text:style-name="Heading_20_4" text:outline-level="4">Étape 1 : Préparer les ingrédients</text:h>
      <text:list text:style-name="L6">
        <text:list-item>
          <text:p text:style-name="P11"><text:span text:style-name="Strong_20_Emphasis">Préchauffez</text:span> le four à 220°C (200°C chaleur tournante).</text:p>
        </text:list-item>
        <text:list-item>
          <text:p text:style-name="P10"><text:span text:style-name="Strong_20_Emphasis">Épluchez</text:span> et émincez l'oignon et l'ail. <text:span text:style-name="Strong_20_Emphasis">Ciselez</text:span> la ciboulette.</text:p>
        </text:list-item>
      </text:list>
      <text:h text:style-name="Heading_20_4" text:outline-level="4"><text:soft-page-break/>Étape 2 : Caraméliser les oignons</text:h>
      <text:list text:style-name="L7">
        <text:list-item>
          <text:p text:style-name="P13"><text:span text:style-name="Strong_20_Emphasis">Faites chauffer</text:span> 1 cs d'huile d'olive dans une poêle à feu moyen. Ajoutez l'oignon et l'ail émincés et faites revenir pendant environ 5 min, jusqu'à ce qu'ils soient dorés et tendres.</text:p>
        </text:list-item>
        <text:list-item>
          <text:p text:style-name="P12"><text:span text:style-name="Strong_20_Emphasis">Ajoutez</text:span> 1 cs de miel dans la poêle et laissez caraméliser pendant encore 2-3 min. Réservez.</text:p>
        </text:list-item>
      </text:list>
      <text:h text:style-name="Heading_20_4" text:outline-level="4">Étape 3 : Préparer la tarte</text:h>
      <text:list text:style-name="L8">
        <text:list-item>
          <text:p text:style-name="P15"><text:span text:style-name="Strong_20_Emphasis">Déroulez</text:span> la pâte à tarte sur une plaque recouverte de papier sulfurisé.</text:p>
        </text:list-item>
        <text:list-item>
          <text:p text:style-name="P15"><text:span text:style-name="Strong_20_Emphasis">Étalez</text:span> la crème épaisse sur la pâte en laissant une bordure de 2 cm.</text:p>
        </text:list-item>
        <text:list-item>
          <text:p text:style-name="P15"><text:span text:style-name="Strong_20_Emphasis">Répartissez</text:span> uniformément les oignons caramélisés sur la crème.</text:p>
        </text:list-item>
        <text:list-item>
          <text:p text:style-name="P15"><text:span text:style-name="Strong_20_Emphasis">Émiettez</text:span> le fromage de chèvre frais par-dessus, puis ajoutez le fromage râpé à l'italienne et les noix concassées.</text:p>
        </text:list-item>
        <text:list-item>
          <text:p text:style-name="P14"><text:span text:style-name="Strong_20_Emphasis">Saupoudrez</text:span> d'origan séché, de sel et de poivre.</text:p>
        </text:list-item>
      </text:list>
      <text:h text:style-name="Heading_20_4" text:outline-level="4">Étape 4 : Cuire la tarte</text:h>
      <text:list text:style-name="L9">
        <text:list-item>
          <text:p text:style-name="P16"><text:span text:style-name="Strong_20_Emphasis">Enfournez</text:span> la tarte pendant 15-20 min, jusqu'à ce que la pâte soit bien dorée et croustillante.</text:p>
        </text:list-item>
      </text:list>
      <text:h text:style-name="Heading_20_4" text:outline-level="4">Étape 5 : Préparer la salade</text:h>
      <text:list text:style-name="L10">
        <text:list-item>
          <text:p text:style-name="P17">Pendant que la tarte cuit, <text:span text:style-name="Strong_20_Emphasis">mélangez</text:span> la salade avec un filet d'huile d'olive, 1 cs de miel, du sel et du poivre dans un saladier.</text:p>
        </text:list-item>
      </text:list>
      <text:h text:style-name="Heading_20_4" text:outline-level="4">Étape 6 : Servir</text:h>
      <text:list text:style-name="L11">
        <text:list-item>
          <text:p text:style-name="P19"><text:span text:style-name="Strong_20_Emphasis">Sortez</text:span> la tarte du four et garnissez-la avec la ciboulette ciselée.</text:p>
        </text:list-item>
        <text:list-item>
          <text:p text:style-name="P18"><text:span text:style-name="Strong_20_Emphasis">Servez</text:span> la tarte chaude avec la salade fraîche en accompagnement.</text:p>
        </text:list-item>
      </text:list>
      <text:p text:style-name="Horizontal_20_Line"/>
      <text:h text:style-name="Heading_20_3" text:outline-level="3">Allergènes :</text:h>
      <text:p text:style-name="Text_20_body"><text:span text:style-name="Strong_20_Emphasis">Attention, certains ingrédients peuvent contenir des allergènes. En cas d'allergie, référez-vous aux étiquettes des ingrédients avant de cuisiner. Les allergènes et traces d'allergènes sont indiqués en gras, en italique ou en MAJUSCULE sur les étiquettes.</text:span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23T20:26:01.904756606</dc:date>
    <meta:editing-duration>PT2H1M36S</meta:editing-duration>
    <meta:editing-cycles>1</meta:editing-cycles>
    <meta:document-statistic meta:table-count="0" meta:image-count="0" meta:object-count="0" meta:page-count="2" meta:paragraph-count="48" meta:word-count="403" meta:character-count="2143" meta:non-whitespace-character-count="1820"/>
  </office:meta>
</office:document-meta>
</file>